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Text_20_body">
      <style:text-properties officeooo:rsid="006a6e0a" officeooo:paragraph-rsid="006a6e0a"/>
    </style:style>
    <style:style style:name="P52" style:family="paragraph" style:parent-style-name="Text_20_body">
      <style:text-properties officeooo:rsid="006d498b" officeooo:paragraph-rsid="006d498b"/>
    </style:style>
    <style:style style:name="P53" style:family="paragraph" style:parent-style-name="Text_20_body">
      <style:text-properties officeooo:rsid="00700a09" officeooo:paragraph-rsid="0072679e"/>
    </style:style>
    <style:style style:name="P54" style:family="paragraph" style:parent-style-name="Text_20_body">
      <style:text-properties officeooo:rsid="0073ce5d" officeooo:paragraph-rsid="0073ce5d"/>
    </style:style>
    <style:style style:name="P55" style:family="paragraph" style:parent-style-name="Text_20_body">
      <style:text-properties officeooo:rsid="007504ed" officeooo:paragraph-rsid="007504ed"/>
    </style:style>
    <style:style style:name="P56" style:family="paragraph" style:parent-style-name="Text_20_body">
      <style:text-properties officeooo:rsid="0076f9c6" officeooo:paragraph-rsid="0076f9c6"/>
    </style:style>
    <style:style style:name="P57" style:family="paragraph" style:parent-style-name="Text_20_body">
      <style:text-properties officeooo:rsid="0078915b" officeooo:paragraph-rsid="0078915b"/>
    </style:style>
    <style:style style:name="P58" style:family="paragraph" style:parent-style-name="Text_20_body">
      <style:text-properties officeooo:rsid="0078f1f2" officeooo:paragraph-rsid="0078f1f2"/>
    </style:style>
    <style:style style:name="P59" style:family="paragraph" style:parent-style-name="Text_20_body">
      <style:text-properties officeooo:rsid="007bc6fd" officeooo:paragraph-rsid="007bc6fd"/>
    </style:style>
    <style:style style:name="P60" style:family="paragraph" style:parent-style-name="Text_20_body">
      <style:text-properties officeooo:rsid="007d39a3" officeooo:paragraph-rsid="007d39a3"/>
    </style:style>
    <style:style style:name="P61" style:family="paragraph" style:parent-style-name="Text_20_body">
      <style:text-properties officeooo:rsid="0085892b" officeooo:paragraph-rsid="0085892b"/>
    </style:style>
    <style:style style:name="P62" style:family="paragraph" style:parent-style-name="Text_20_body">
      <style:text-properties officeooo:rsid="00843f5b" officeooo:paragraph-rsid="00843f5b"/>
    </style:style>
    <style:style style:name="P63" style:family="paragraph" style:parent-style-name="Heading_20_3">
      <style:text-properties officeooo:rsid="007d39a3" officeooo:paragraph-rsid="007d39a3"/>
    </style:style>
    <style:style style:name="P64" style:family="paragraph" style:parent-style-name="Heading_20_3">
      <style:text-properties officeooo:rsid="0076f9c6" officeooo:paragraph-rsid="0076f9c6"/>
    </style:style>
    <style:style style:name="P65" style:family="paragraph" style:parent-style-name="Heading_20_3">
      <style:text-properties officeooo:rsid="00700a09" officeooo:paragraph-rsid="00700a09"/>
    </style:style>
    <style:style style:name="P66" style:family="paragraph" style:parent-style-name="Heading_20_3">
      <style:text-properties officeooo:rsid="00628745" officeooo:paragraph-rsid="00628745"/>
    </style:style>
    <style:style style:name="P67" style:family="paragraph" style:parent-style-name="Heading_20_3">
      <style:text-properties officeooo:rsid="005ac73c" officeooo:paragraph-rsid="005ac73c"/>
    </style:style>
    <style:style style:name="P68" style:family="paragraph" style:parent-style-name="Heading_20_3">
      <style:text-properties officeooo:rsid="0059fbf4" officeooo:paragraph-rsid="0059fbf4"/>
    </style:style>
    <style:style style:name="P69" style:family="paragraph" style:parent-style-name="Heading_20_3">
      <style:text-properties officeooo:rsid="005814a5" officeooo:paragraph-rsid="005814a5"/>
    </style:style>
    <style:style style:name="P70" style:family="paragraph" style:parent-style-name="Heading_20_3">
      <style:text-properties officeooo:rsid="00549894" officeooo:paragraph-rsid="00549894"/>
    </style:style>
    <style:style style:name="P71" style:family="paragraph" style:parent-style-name="Heading_20_3">
      <style:text-properties officeooo:rsid="004de844" officeooo:paragraph-rsid="004de844"/>
    </style:style>
    <style:style style:name="P72" style:family="paragraph" style:parent-style-name="Heading_20_3">
      <style:text-properties officeooo:rsid="004629af" officeooo:paragraph-rsid="004629af"/>
    </style:style>
    <style:style style:name="P73" style:family="paragraph" style:parent-style-name="Heading_20_3">
      <style:text-properties officeooo:rsid="0035cec0" officeooo:paragraph-rsid="0035cec0"/>
    </style:style>
    <style:style style:name="P74" style:family="paragraph" style:parent-style-name="Heading_20_3">
      <style:text-properties officeooo:rsid="002a2ff2" officeooo:paragraph-rsid="002a2ff2"/>
    </style:style>
    <style:style style:name="P75" style:family="paragraph" style:parent-style-name="Heading_20_3">
      <style:text-properties officeooo:rsid="001e5c88" officeooo:paragraph-rsid="001e5c88"/>
    </style:style>
    <style:style style:name="P76" style:family="paragraph" style:parent-style-name="Heading_20_3">
      <style:text-properties officeooo:rsid="00196f26" officeooo:paragraph-rsid="00196f26"/>
    </style:style>
    <style:style style:name="P77" style:family="paragraph" style:parent-style-name="Heading_20_3">
      <style:text-properties officeooo:rsid="0086858e" officeooo:paragraph-rsid="0086858e"/>
    </style:style>
    <style:style style:name="P78" style:family="paragraph" style:parent-style-name="Text_20_body" style:list-style-name="L1">
      <style:text-properties officeooo:rsid="0007ddaf" officeooo:paragraph-rsid="0007ddaf"/>
    </style:style>
    <style:style style:name="P79" style:family="paragraph" style:parent-style-name="Text_20_body" style:list-style-name="L1">
      <style:text-properties officeooo:rsid="001bacdd" officeooo:paragraph-rsid="001bacdd"/>
    </style:style>
    <style:style style:name="P80" style:family="paragraph" style:parent-style-name="Text_20_body" style:list-style-name="L4">
      <style:text-properties officeooo:rsid="001bacdd" officeooo:paragraph-rsid="001bacdd"/>
    </style:style>
    <style:style style:name="P81" style:family="paragraph" style:parent-style-name="Text_20_body" style:list-style-name="L2">
      <style:text-properties officeooo:rsid="0009d972" officeooo:paragraph-rsid="000b6006"/>
    </style:style>
    <style:style style:name="P82" style:family="paragraph" style:parent-style-name="Text_20_body" style:list-style-name="L2">
      <style:text-properties officeooo:rsid="0009d972" officeooo:paragraph-rsid="0009d972"/>
    </style:style>
    <style:style style:name="P83" style:family="paragraph" style:parent-style-name="Text_20_body" style:list-style-name="L2">
      <style:text-properties officeooo:rsid="0022fe75" officeooo:paragraph-rsid="0022fe75"/>
    </style:style>
    <style:style style:name="P84" style:family="paragraph" style:parent-style-name="Text_20_body" style:list-style-name="L2">
      <style:text-properties officeooo:rsid="000e1226" officeooo:paragraph-rsid="001e5c88"/>
    </style:style>
    <style:style style:name="P85" style:family="paragraph" style:parent-style-name="Text_20_body" style:list-style-name="L2">
      <style:text-properties officeooo:rsid="000e1226" officeooo:paragraph-rsid="000e1226"/>
    </style:style>
    <style:style style:name="P86" style:family="paragraph" style:parent-style-name="Text_20_body" style:list-style-name="L2">
      <style:text-properties officeooo:rsid="0011cfdb" officeooo:paragraph-rsid="00148440"/>
    </style:style>
    <style:style style:name="P87" style:family="paragraph" style:parent-style-name="Text_20_body" style:list-style-name="L2">
      <style:text-properties officeooo:rsid="000f7e17" officeooo:paragraph-rsid="0022e451"/>
    </style:style>
    <style:style style:name="P88" style:family="paragraph" style:parent-style-name="Text_20_body" style:list-style-name="L2">
      <style:text-properties officeooo:rsid="004de844" officeooo:paragraph-rsid="004de844"/>
    </style:style>
    <style:style style:name="P89" style:family="paragraph" style:parent-style-name="Text_20_body" style:list-style-name="L2">
      <style:text-properties officeooo:rsid="004e9870" officeooo:paragraph-rsid="004e9870"/>
    </style:style>
    <style:style style:name="P90" style:family="paragraph" style:parent-style-name="Text_20_body" style:list-style-name="L2">
      <style:text-properties officeooo:rsid="00538cac" officeooo:paragraph-rsid="00538cac"/>
    </style:style>
    <style:style style:name="P91" style:family="paragraph" style:parent-style-name="Text_20_body" style:list-style-name="L2">
      <style:text-properties officeooo:rsid="005ac73c" officeooo:paragraph-rsid="005ac73c"/>
    </style:style>
    <style:style style:name="P92" style:family="paragraph" style:parent-style-name="Text_20_body" style:list-style-name="L2">
      <style:text-properties officeooo:rsid="005ac73c" officeooo:paragraph-rsid="006bfccf"/>
    </style:style>
    <style:style style:name="P93" style:family="paragraph" style:parent-style-name="Text_20_body" style:list-style-name="L2">
      <style:text-properties officeooo:rsid="005fb79a" officeooo:paragraph-rsid="005fb79a"/>
    </style:style>
    <style:style style:name="P94" style:family="paragraph" style:parent-style-name="Text_20_body" style:list-style-name="L2">
      <style:text-properties officeooo:rsid="00602631" officeooo:paragraph-rsid="00602631"/>
    </style:style>
    <style:style style:name="P95" style:family="paragraph" style:parent-style-name="Text_20_body" style:list-style-name="L2">
      <style:text-properties officeooo:rsid="006d498b" officeooo:paragraph-rsid="006d498b"/>
    </style:style>
    <style:style style:name="P96" style:family="paragraph" style:parent-style-name="Text_20_body" style:list-style-name="L3">
      <style:text-properties officeooo:rsid="0024153e" officeooo:paragraph-rsid="007bc6fd"/>
    </style:style>
    <style:style style:name="P97" style:family="paragraph" style:parent-style-name="Text_20_body" style:list-style-name="L3">
      <style:text-properties officeooo:rsid="0024153e" officeooo:paragraph-rsid="0024153e"/>
    </style:style>
    <style:style style:name="P98" style:family="paragraph" style:parent-style-name="Text_20_body" style:list-style-name="L3">
      <style:text-properties officeooo:rsid="0085892b" officeooo:paragraph-rsid="0085892b"/>
    </style:style>
    <style:style style:name="P99" style:family="paragraph" style:parent-style-name="Text_20_body" style:list-style-name="L4">
      <style:text-properties officeooo:rsid="0022e451" officeooo:paragraph-rsid="0022e451"/>
    </style:style>
    <style:style style:name="P100" style:family="paragraph" style:parent-style-name="Text_20_body">
      <style:text-properties officeooo:rsid="0086858e" officeooo:paragraph-rsid="0086858e"/>
    </style:style>
    <style:style style:name="P101" style:family="paragraph" style:parent-style-name="Text_20_body" style:list-style-name="L3">
      <style:text-properties officeooo:rsid="0086858e" officeooo:paragraph-rsid="0086858e"/>
    </style:style>
    <style:style style:name="P102" style:family="paragraph" style:parent-style-name="Text_20_body">
      <style:text-properties officeooo:rsid="0089748c" officeooo:paragraph-rsid="0089748c"/>
    </style:style>
    <style:style style:name="P103"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a42c6"/>
    </style:style>
    <style:style style:name="T10" style:family="text">
      <style:text-properties fo:font-style="italic" style:font-style-asian="italic" style:font-style-complex="italic"/>
    </style:style>
    <style:style style:name="T11" style:family="text">
      <style:text-properties fo:font-style="italic" officeooo:rsid="00105b1a" style:font-style-asian="italic" style:font-style-complex="italic"/>
    </style:style>
    <style:style style:name="T12" style:family="text">
      <style:text-properties officeooo:rsid="002dfc41"/>
    </style:style>
    <style:style style:name="T13" style:family="text">
      <style:text-properties officeooo:rsid="002fd9d3"/>
    </style:style>
    <style:style style:name="T14" style:family="text">
      <style:text-properties officeooo:rsid="00315e06"/>
    </style:style>
    <style:style style:name="T15" style:family="text">
      <style:text-properties officeooo:rsid="0039a4d8"/>
    </style:style>
    <style:style style:name="T16" style:family="text">
      <style:text-properties officeooo:rsid="003b4d86"/>
    </style:style>
    <style:style style:name="T17" style:family="text">
      <style:text-properties officeooo:rsid="003b4e46"/>
    </style:style>
    <style:style style:name="T18" style:family="text">
      <style:text-properties officeooo:rsid="00421ecc"/>
    </style:style>
    <style:style style:name="T19" style:family="text">
      <style:text-properties officeooo:rsid="004334af"/>
    </style:style>
    <style:style style:name="T20" style:family="text">
      <style:text-properties officeooo:rsid="0044ac2f"/>
    </style:style>
    <style:style style:name="T21" style:family="text">
      <style:text-properties officeooo:rsid="00453791"/>
    </style:style>
    <style:style style:name="T22" style:family="text">
      <style:text-properties officeooo:rsid="00489d49"/>
    </style:style>
    <style:style style:name="T23" style:family="text">
      <style:text-properties officeooo:rsid="004c2421"/>
    </style:style>
    <style:style style:name="T24" style:family="text">
      <style:text-properties officeooo:rsid="004e9870"/>
    </style:style>
    <style:style style:name="T25" style:family="text">
      <style:text-properties officeooo:rsid="004f933f"/>
    </style:style>
    <style:style style:name="T26" style:family="text">
      <style:text-properties officeooo:rsid="00580605"/>
    </style:style>
    <style:style style:name="T27" style:family="text">
      <style:text-properties officeooo:rsid="005814a5"/>
    </style:style>
    <style:style style:name="T28" style:family="text">
      <style:text-properties fo:font-weight="bold" style:font-weight-asian="bold" style:font-weight-complex="bold"/>
    </style:style>
    <style:style style:name="T29" style:family="text">
      <style:text-properties officeooo:rsid="005b4c84"/>
    </style:style>
    <style:style style:name="T30" style:family="text">
      <style:text-properties officeooo:rsid="005ceab7"/>
    </style:style>
    <style:style style:name="T31" style:family="text">
      <style:text-properties officeooo:rsid="005ea91a"/>
    </style:style>
    <style:style style:name="T32" style:family="text">
      <style:text-properties officeooo:rsid="0063b800"/>
    </style:style>
    <style:style style:name="T33" style:family="text">
      <style:text-properties officeooo:rsid="0067669e"/>
    </style:style>
    <style:style style:name="T34" style:family="text">
      <style:text-properties officeooo:rsid="006a823b"/>
    </style:style>
    <style:style style:name="T35" style:family="text">
      <style:text-properties officeooo:rsid="006bfccf"/>
    </style:style>
    <style:style style:name="T36" style:family="text">
      <style:text-properties officeooo:rsid="006d498b"/>
    </style:style>
    <style:style style:name="T37" style:family="text">
      <style:text-properties officeooo:rsid="006f6c82"/>
    </style:style>
    <style:style style:name="T38" style:family="text">
      <style:text-properties officeooo:rsid="0070c0ea"/>
    </style:style>
    <style:style style:name="T39" style:family="text">
      <style:text-properties officeooo:rsid="007a9630"/>
    </style:style>
    <style:style style:name="T40" style:family="text">
      <style:text-properties officeooo:rsid="007eeb8c"/>
    </style:style>
    <style:style style:name="T41" style:family="text">
      <style:text-properties officeooo:rsid="0085892b"/>
    </style:style>
    <style:style style:name="T42" style:family="text">
      <style:text-properties officeooo:rsid="00880f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19">Temperature </text:span>Project Diary</text:h>
      <text:p text:style-name="P1">The idea is to periodically post how full our well storage tank is, using digital <text:span text:style-name="T19">temperature sensors</text:span> fastened to the <text:span text:style-name="T19">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3421338128" text:style-name="L1">
        <text:list-item>
          <text:p text:style-name="P78"><text:span text:style-name="T19">1 </text:span>Sparkfun EPS8266 Thing Dev board. It's more or less Arduino compatible and has an integrated Wifi module. <text:span text:style-name="T19">W</text:span>ifi will be used to send the data to the cloud. The Thing will be powered by wall power, via a USB adapter. <text:span text:style-name="T3">Note: this is a 3.3V part.</text:span></text:p>
        </text:list-item>
        <text:list-item>
          <text:p text:style-name="P78">about 10 MAX31820 one-wire temperature sensors. Each one will be hot-glued to the exterior of the well tank, <text:span text:style-name="T19">in a vertical line</text:span>. I may run one to the outside, to get an exterior temperature reading. <text:span text:style-name="T3">Note: this is a 3.3V part.</text:span></text:p>
        </text:list-item>
        <text:list-item>
          <text:p text:style-name="P79">Cat5 or Cat6 cable used for the 1-<text:span text:style-name="T19">W</text:span>ire bus. <text:span text:style-name="T12">Cat5 or Cat6</text:span> is recommended by Maxim in their Guidance doc.</text:p>
        </text:list-item>
      </text:list>
      <text:h text:style-name="Heading_20_3" text:outline-level="3">Notes</text:h>
      <text:list xml:id="list2142368534" text:style-name="L2">
        <text:list-item>
          <text:p text:style-name="P81"><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83"><text:a xlink:type="simple" xlink:href="https://github.com/milesburton/Arduino-Temperature-Control-Library" text:style-name="Internet_20_link" text:visited-style-name="Visited_20_Internet_20_Link">https://github.com/milesburton/Arduino-Temperature-Control-Library</text:a> <text:span text:style-name="T21">talks</text:span> to the MAX31820 using the OneWire library. It seems to be the MilesBurton code <text:span text:style-name="T19">many sites point to,</text:span> that has moved.</text:p>
        </text:list-item>
        <text:list-item>
          <text:p text:style-name="P82"><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84"><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86"><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19">board's processor</text:span>) datasheet.</text:p>
        </text:list-item>
        <text:list-item>
          <text:p text:style-name="P85">Q: does the sensor library cause long (&gt;20ms) delays <text:span text:style-name="T12">that might interfere with the WiFi functionality</text:span>?</text:p>
        </text:list-item>
        <text:list-item>
          <text:p text:style-name="P87">I need to run at least 8 feet <text:span text:style-name="T27">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7">https://www.maximintegrated.com/en/app-notes/index.mvp/id/148</text:span></text:a><text:span text:style-name="T27"> looks like a useful discussion of this topic, and references the Maxim 1-wire datasheet. It says to </text:span><text:span text:style-name="T11">not</text:span><text:span text:style-name="T4"> use the parasitic power design that many people use. May (probably not) need a termination resistor between power and ground and data and ground at the end of the wire.</text:span></text:p>
        </text:list-item>
        <text:list-item>
          <text:p text:style-name="P88">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7">NOTE: </text:span>Because of this, your <text:span text:style-name="T27">HTTPS </text:span>communications can be read by <text:span text:style-name="T27">a</text:span> hacker.</text:p>
        </text:list-item>
        <text:list-item>
          <text:p text:style-name="P89">The top temperature sensor must always be above the water line, so the Sketch can distinguish a full tank from an empty tank.</text:p>
        </text:list-item>
        <text:list-item>
          <text:p text:style-name="P90">The straight side of the tank is about 65" tall. The wall socket is about 32" from the tank.</text:p>
        </text:list-item>
        <text:list-item>
          <text:p text:style-name="P91">To read a site's SSL Certificate using chrome:</text:p>
          <text:list>
            <text:list-item>
              <text:p text:style-name="P91">Browse to the site you want to read the certificate of.</text:p>
            </text:list-item>
            <text:list-item>
              <text:p text:style-name="P91">Select <text:span text:style-name="T28">hamburger menu / More Tools / Developer Tools</text:span></text:p>
            </text:list-item>
            <text:list-item>
              <text:p text:style-name="P91">Click the tab labeled <text:span text:style-name="T28">Security</text:span></text:p>
            </text:list-item>
            <text:list-item>
              <text:p text:style-name="P91">Scroll down slightly and click the button labeled <text:span text:style-name="T28">View Certificate</text:span></text:p>
            </text:list-item>
            <text:list-item>
              <text:p text:style-name="P91">In the resulting dialog, click the tab labeled <text:span text:style-name="T28">Details</text:span></text:p>
            </text:list-item>
            <text:list-item>
              <text:p text:style-name="P91">Click <text:span text:style-name="T28">Copy to File...</text:span></text:p>
            </text:list-item>
            <text:list-item>
              <text:p text:style-name="P91">Click <text:span text:style-name="T28">Next</text:span></text:p>
            </text:list-item>
            <text:list-item>
              <text:p text:style-name="P93">Select <text:span text:style-name="T28">Base-64 encoded X.509 (.CER)</text:span></text:p>
            </text:list-item>
            <text:list-item>
              <text:p text:style-name="P103">Click <text:span text:style-name="T28">Next</text:span></text:p>
            </text:list-item>
            <text:list-item>
              <text:p text:style-name="P93">Choose a destination name, e.g., mysite.cer</text:p>
            </text:list-item>
            <text:list-item>
              <text:p text:style-name="P93">Click <text:span text:style-name="T28">Next</text:span></text:p>
            </text:list-item>
            <text:list-item>
              <text:p text:style-name="P93">Click <text:span text:style-name="T28">Finish</text:span></text:p>
            </text:list-item>
          </text:list>
        </text:list-item>
        <text:list-item>
          <text:p text:style-name="P94">To generate the SHA1 Fingerprint of a site certificate (.CER) file under Windows:</text:p>
          <text:list>
            <text:list-item>
              <text:p text:style-name="P94">Open Git Bash</text:p>
            </text:list-item>
            <text:list-item>
              <text:p text:style-name="P94">cd to the folder containing your saved .cer file.</text:p>
            </text:list-item>
            <text:list-item>
              <text:p text:style-name="P92">openssl x509 -noout -fingerprint -sha1 -inform pem -in <text:span text:style-name="T35">c</text:span>ertificate-file.c<text:span text:style-name="T35">er</text:span></text:p>
            </text:list-item>
            <text:list-item>
              <text:p text:style-name="P94">Convert the string of bytes into a byte array initializer for C++, for example:</text:p>
              <text:list>
                <text:list-item>
                  <text:p text:style-name="P94">opensll output: 36:33:CC:B8:5C:76:B8:0D:BF:79:21:0E:18:46:2E:63:D5:CD:4C:FA</text:p>
                </text:list-item>
                <text:list-item>
                  <text:p text:style-name="P94">replace all the ":" characters with a single space each.</text:p>
                </text:list-item>
                <text:list-item>
                  <text:p text:style-name="P94">corresponding C++ string: const char* fingerprint = "36 33 CC B8 5C 76 B8 0D BF 79 21 0E 18 46 2E 63 D5 CD 4C FA";</text:p>
                </text:list-item>
              </text:list>
            </text:list-item>
          </text:list>
        </text:list-item>
        <text:list-item>
          <text:p text:style-name="P95">To base64 encode a string, such as the username:password method used in http Basic Authentication. Suppose for example your user is "charles" and your password is "wonderland" (which is a poor choice):</text:p>
          <text:list>
            <text:list-item>
              <text:p text:style-name="P95">echo "charles:wonderland" | openssl enc -base64<text:line-break/><text:tab/>which produces: Y2hhcmxlczp3b25kZXJsYW5kCg==</text:p>
            </text:list-item>
          </text:list>
        </text:list-item>
      </text:list>
      <text:h text:style-name="Heading_20_2" text:outline-level="2">To Do</text:h>
      <text:list xml:id="list1105128039" text:style-name="L3">
        <text:list-item>
          <text:p text:style-name="P101">Run the breadboard version in the well tank room for a few days, to see that it connects and also that it tolerates the varous pumps in the room running.</text:p>
        </text:list-item>
        <text:list-item>
          <text:p text:style-name="P96"><text:soft-page-break/>Build the 8-foot-long bus with the desired spacing of <text:span text:style-name="T22">the</text:span> temperature sensors and get that working.</text:p>
        </text:list-item>
        <text:list-item>
          <text:p text:style-name="P97">Install the whole thing and make sure it's uploading temperatures to Needhamia.</text:p>
        </text:list-item>
        <text:list-item>
          <text:p text:style-name="P98">Use GoDaddy MySQL to export the database of a few days to .csv format.</text:p>
        </text:list-item>
        <text:list-item>
          <text:p text:style-name="P98">Using the .csv data, design an algorithm to estimate the well depth from the temperature data.</text:p>
        </text:list-item>
      </text:list>
      <text:h text:style-name="Heading_20_2" text:outline-level="2">Diar<text:span text:style-name="T36">y</text:span></text:h>
      <text:h text:style-name="P77" text:outline-level="3">November 8, 2017: Testing well-tank connectivity</text:h>
      <text:p text:style-name="P100">I reprogrammed the EEPROM to talk to the AP in the garage, then moved the breadboard with the ESP8266 and 12 temperature sensors to the well tank room, and plugged it in using a Pi power supply (micro USB, 5V, 2.4A output).</text:p>
      <text:p text:style-name="P100">It seems to be working fine. Within a few minutes it had uploaded 16 records, and the temperatures look reasonable (about 9 degrees C). I'll let it run for a couple days and see how it's doing.</text:p>
      <text:p text:style-name="P102">After looking at how to adapt the RJ45 connector I bought for the breadboard, I instead ordered RJ45 connectors and breakout boards from Sparkfun. Those breakout boards will let me directly plug an RJ45 connector into the breadboard, reducing the effort of building the ESP8266-to-1-wire-bus connection.</text:p>
      <text:h text:style-name="P63" text:outline-level="3">November 5, 2017: SQL</text:h>
      <text:p text:style-name="P60">I created a MySQL database on needhamia.com, creating a write-read user (the <text:span text:style-name="T41">HTTPS POST receiver</text:span>) and a read-only user (unused for now). Saved the credentials so I can put them in the PHP config file.</text:p>
      <text:p text:style-name="P60"><text:span text:style-name="T40">Created</text:span> the table layout <text:span text:style-name="T40">(createtables.sql). Wrote the SQL code based on the older weight database PHP app I wrote a long time ago. Spent time debugging simple errors (typos in the SQL query).</text:span></text:p>
      <text:p text:style-name="P62">The PHP and Sketch now successfully upload the well depth and temperatures to the SQL database.</text:p>
      <text:p text:style-name="P61">Successfully ran the Sketch for more than 24 hours without problems, then stopped because a day's worth of test is enough for now.</text:p>
      <text:h text:style-name="P64" text:outline-level="3">November 4, 2017: <text:span text:style-name="T39">Working out</text:span> security and authorization</text:h>
      <text:p text:style-name="P56">I found a good discussion at <text:a xlink:type="simple" xlink:href="https://stackoverflow.com/questions/4150507/how-can-i-use-basic-http-authentication-in-php" text:style-name="Internet_20_link" text:visited-style-name="Visited_20_Internet_20_Link">https://stackoverflow.com/questions/4150507/how-can-i-use-basic-http-authentication-in-php</text:a> where people seemed to say that Apache mod_cgi (which is likely what GoDaddy is running) won't pass Basic Authorization credentials to the php page, for security reasons. So I think I'm making the expedient, but not terrible for this application, decision to pass a username and password via Post parameters rather than using Basic Authorization.</text:p>
      <text:p text:style-name="P56">Looking into how to read a local config file from php, so that I can separate the sql username/password from the application username/password. I should probably write a Security.odt file for this Sketch and Php page, describing the security measures I've chosen and what their weaknesses are.</text:p>
      <text:p text:style-name="P57">Remembered that a web site's robots.txt file simply keeps google and other honest robots from indexing a non-content folder (such as my php folder). A bare .ini file is still readable as text – oops. Found a comment in the description of php .ini files, <text:a xlink:type="simple" xlink:href="http://php.net/manual/en/function.parse-ini-file.php" text:style-name="Internet_20_link" text:visited-style-name="Visited_20_Internet_20_Link">http://php.net/manual/en/function.parse-ini-file.php</text:a>, that shows how to make a config file a .php file as well, so that if a web user attempts to read it, it will simply quit rather than sending the text of the file to the user.</text:p>
      <text:p text:style-name="P58"><text:soft-page-break/>Successfully tested a php config file and dummy web service that echoes the config.</text:p>
      <text:p text:style-name="P59">Added code to the Sketch to read the app username and password from EEPROM, and send those as HTTPS POST parameters. Added code to the php page to validate the Post username and password against the values in the config file. Work remains on urlencoding the Post parameters.</text:p>
      <text:p text:style-name="P60">Added Sketch code to the rest of the fields (well depth estimate, sensor temperatures) in the POST request. Modified the PHP code to read those values. Now everything is ready to add the database.</text:p>
      <text:h text:style-name="P65" text:outline-level="3">November 3, 2017: Writing the PHP page</text:h>
      <text:p text:style-name="P53">I found a simple example of reading the User and Password from the Basic Authorization header, at <text:a xlink:type="simple" xlink:href="http://php.net/features.http-auth" text:style-name="Internet_20_link" text:visited-style-name="Visited_20_Internet_20_Link">http://php.net/features.http-auth</text:a>. <text:span text:style-name="T38">I created a php page taht is a copy of that page, did a GET on that page from the ESP8266. The result included "HTTP/1.1 401 Unauthorized" – I think the problem is that the basic authentication is being checked by the Apache server (and failing) before my page gets it. I decided to try a POST with a username and password as POST parameters rateher than any real authentcation scheme.</text:span></text:p>
      <text:p text:style-name="P54">Successfully sent a simple POST request to a simple POST reader php page.</text:p>
      <text:p text:style-name="P55">Next step: urlencode the POST parameters on the ESP8266 side. See <text:a xlink:type="simple" xlink:href="https://github.com/zenmanenergy/ESP8266-Arduino-Examples/blob/master/helloWorld_urlencoded/urlencode.ino" text:style-name="Internet_20_link" text:visited-style-name="Visited_20_Internet_20_Link">https://github.com/zenmanenergy/ESP8266-Arduino-Examples/blob/master/helloWorld_urlencoded/urlencode.ino</text:a> for example code. I'm a little surprised the ESP8266 library doesn't seem to have an urlencode function.</text:p>
      <text:h text:style-name="P66" text:outline-level="3">November 2, 2017: Debugging HTTPS GET <text:span text:style-name="T36">and authorization</text:span></text:h>
      <text:p text:style-name="P48">Based on the HTTPS request sample I found yesterday, I've added code –<text:span text:style-name="T33"> as a test – </text:span>to perform an HTTPS GET request on one of the <text:span text:style-name="T33">ordinary HTML</text:span> pages on my site, needhamia.com. <text:span text:style-name="T33">Later I'll change this into the HTTPS request to upload the temperatures.</text:span></text:p>
      <text:p text:style-name="P48">The <text:span text:style-name="T33">test </text:span>request is:</text:p>
      <text:p text:style-name="P48"><text:tab/>GET /sample-page HTTP/1.<text:span text:style-name="T32">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tab/>Date: Thu, 02 Nov 2017 19:34:37 GMT<text:lin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50">If I request HTTP/1.1, the site responds with Transfer-Encoding: chunked, which prepends every big <text:soft-page-break/>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51">Now that I think about it, I'll probably <text:span text:style-name="T34">eventually </text:span>replace this code with code to do a client.get() if I can.</text:p>
      <text:p text:style-name="P52">I spent some time digging up authentication methods to use between the ESP8266 and the (php) web service. It looks like I probably want to use the "Authorization: basic 4738d838u38" header value, where the string "username:password" is base-64 encoded.</text:p>
      <text:p text:style-name="P52">Found openssl does base64 encoding. <text:span text:style-name="T37">Added a Basic Authorization header to the client request, just to see whether Apache would get in the way.</text:span></text:p>
      <text:h text:style-name="P67" text:outline-level="3">November 1, 2017: <text:span text:style-name="T31">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Git Bash (a Windows Git command set) supports openssl – that is, you can do openssl commands under Windows from Git Bash.</text:p>
      <text:p text:style-name="P43">I also found that Chrome provides a way to download the SSL Certificate (see notes, above). <text:span text:style-name="T29">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0">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68" text:outline-level="3">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text:soft-page-break/>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0">outside</text:span> of the punch; otherwise you'll cut off the wire that you're trying to punch down, instead of simply cutting off the excess wire you're punching down. It all seems quite exotic right now.</text:p>
      <text:p text:style-name="P42">So I <text:span text:style-name="T10">think</text:span> I now have all the parts and tools required to build the 1-wire bus that will run up the side of the well tank.</text:p>
      <text:h text:style-name="P69"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70" text:outline-level="3">October 23: <text:span text:style-name="T26">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6">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6">I'll need to buy Cat6 cable from the local cabling shop.</text:span></text:p>
      <text:h text:style-name="P71" text:outline-level="3">October 22: More Coding</text:h>
      <text:p text:style-name="P33">Did a lot of cleanup/messing-with the code. Added error testing on the WiFi connection: <text:span text:style-name="T24">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5">type </text:span>that has been hacked.</text:p>
      <text:p text:style-name="P34">Had a few thoughts on the 1-wire bus construction: To make it easy to replace a bad/rusted sensor, I want to plug the sensor in to the bus via an RJ25 plug. I might 3D print a 3-plug box where there are <text:soft-page-break/>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72" text:outline-level="3">October 21, 2017: <text:span text:style-name="T22">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2">and tested </text:span>code to periodically read the temperature –<text:span text:style-name="T22">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3">There's the RJ45 connector as well: </text:span><text:a xlink:type="simple" xlink:href="https://www.sparkfun.com/products/643" text:style-name="Internet_20_link" text:visited-style-name="Visited_20_Internet_20_Link"><text:span text:style-name="T23">https://www.sparkfun.com/products/643</text:span></text:a><text:span text:style-name="T23">.</text:span></text:p>
      <text:h text:style-name="P73" text:outline-level="3">October 20, 2017: Circuit testing</text:h>
      <text:p text:style-name="P14">The parts arrived last night. Today I soldered the Arduino 10-pin headers <text:span text:style-name="T20">to</text:span> the <text:span text:style-name="T20">two</text:span> ESP8266 Thing Dev boards <text:span text:style-name="T20">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0">[That turned out to be not true]</text:span>.</text:p>
      <text:p text:style-name="P17">I wired up two MAX31820s and ran a simple Sketch to report the addresses of the sensors. It reported "0 temperature sensors responded." Hmm. <text:span text:style-name="T15">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text:soft-page-break/>ESP8266 <text:span text:style-name="T20">I/O </text:span>code in the OneWire library –<text:span text:style-name="T20"> I wonder if that's the problem</text:span>. <text:span text:style-name="T16">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7">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0">first</text:span> tries to write the pin, <text:span text:style-name="T10">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0">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0">my using </text:span>GPIO 16 was a bad idea.</text:p>
      <text:p text:style-name="P24"><text:soft-page-break/>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0">original, unchanged </text:span>PaulStoffregen version and <text:span text:style-name="T18">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0">Created a </text:span>github repo, now that some <text:span text:style-name="T20">parts of the code</text:span> are working.</text:p>
      <text:h text:style-name="P74" text:outline-level="3">October 19, 2017: More parts decisions, <text:span text:style-name="T13">research, and a little coding</text:span></text:h>
      <text:p text:style-name="P10">I decided to use CAT3 (house phone wiring cable) instead of CAT6, mainly because I have a reel of it, but also because it's less expensive than CAT6. <text:span text:style-name="T42">[Actually it turned out that the connectors are far more expensive than the wire.]</text:span></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9">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4">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75"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0">[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76"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ext:soft-page-break/>The guidelines report:</text:p>
      <text:list xml:id="list2758019649" text:style-name="L4">
        <text:list-item>
          <text:p text:style-name="P80">Don't use a star network. A linear network (1 cable with taps every so often) sounds promising.</text:p>
        </text:list-item>
        <text:list-item>
          <text:p text:style-name="P99">Don't use <text:span text:style-name="T19">the MAX31820 </text:span>parasitic power <text:span text:style-name="T19">mode</text:span> in long 1-wire networks.</text:p>
        </text:list-item>
        <text:list-item>
          <text:p text:style-name="P80">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 [November 8: that turned out to be untrue – it worked fin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3M53S</meta:editing-duration>
    <meta:editing-cycles>83</meta:editing-cycles>
    <meta:generator>LibreOffice/5.3.6.1$Windows_X86_64 LibreOffice_project/686f202eff87ef707079aeb7f485847613344eb7</meta:generator>
    <dc:date>2017-11-08T17:59:31.831000000</dc:date>
    <meta:document-statistic meta:table-count="0" meta:image-count="0" meta:object-count="0" meta:page-count="10" meta:paragraph-count="165" meta:word-count="4492" meta:character-count="27683" meta:non-whitespace-character-count="23311"/>
    <meta:user-defined meta:name="Info 1"/>
    <meta:user-defined meta:name="Info 2"/>
    <meta:user-defined meta:name="Info 3"/>
    <meta:user-defined meta:name="Info 4"/>
  </office:meta>
</office:document-meta>
</file>